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न्ट खबरो</text:p>
      <text:p>पोन्न्या लीज रिनिव्हलाची सुप्रिम कोर्टांत परत उस्तणी गोवा फावंडेशन म्हण्टा नवीं लीज आनी इसी दिवप अपेक्षित सरकार म्हण्टा गोंयचे धोरणांत रिनिव्हलाची तरतूद.</text:p>
      <text:p>मोपा विमानतळाक जमीन गेल्ले धनगरांचे 14 घरांक सरकाराचीं पुनर्वसन पत्रां 15 जाणांक जीएमआर कपनींत विमानतळाचे सुवातीर नोकऱ्यो 1 जानेरासावन रुजू</text:p>
      <text:p>गांजा पॅड्लरांच्या जाळ्यांतनिकत्योमिश्योफुटिल्ले तरणाटेयवास्को पोलिसांनी18आनी19वर्साच्या भूरग्यांक धल्ले गांजासयतएनडीपीएस एक्टाखाला दोगूय भीतर</text:p>
      <text:p>सिंधुदुर्गातले पेशंटांकडल्यान जीएमसी कसलीच एक्स्ट्रा फी घेवची ना मुख्यमंत्री पर्रीकाराचें उतर सिंधुदुर्गातल्या बीजेपीवाल्यांचो पर्रीकाराक मेळून गेल्या उपरांत थंय प्रचार</text:p>
      <text:p>जानेवारी सावन भांगराच्या वस्तूंचेर हॉलमार्क आनी कॅरट नमूद करपाची सक्ती भांगराच्यो वस्तू येतल्यो फक्त 14 18 22 कॅरट ग्रेडींनी केंद्राचो चल्ला विचार.</text:p>
      <text:p>आनी</text:p>
      <text:p>7.स्पेनाचो आदलो युथ इंटरनॅशनल फेरान कॉरोमिनासाचेर एफसी गोवाचें फोवर्ड लायनीची जवाबदारी</text:p>
      <text:p>पोन्न्या लीज रिनिव्हलाचो इशू गोवा फावंडेशनान परत उस्तूंक सुरु केला.सुप्रीम कोर्टाक मिनेरांक नवीं लीज आनी नवे इसी दिवप अपेक्षीत आशिल्ले मात गोंय सरकारान आदलींच लिजां रिनिव्ह केलीं म्हूण गोवा फावंडेशनान कोर्टांत आर्गुमेन्त सुरु केला. फक्त स्टँप ड्युटी भरिल्ल्या आनी आयबीएम रिपोर्ट नाशिल्ल्या लीज रिनिव्हलाक तांची हरकत. सरकार म्हण्टा 2013चे धोरणाप्रमाण ताका रिनिव्हलाचो अधिकार आसा.</text:p>
      <text:p>मोपा विमानतळाक जमनी गेल्ल्या धनगरांचे 14 फामिलींक मुख्यमंत्री पर्रीकारान पुनर्वसन पत्रां दिलीं. तेच बरोबर त्या फामिलींतल्या 15 जाणांक जीएमआर कंपनीवतीन ज्यॉबांची अपॉयंटमॅन्ट लॅटरांय दिल्यांत. नोकऱ्यो दिल्यात तातूंत 12 फिल्ड असीस्टंट 1 ड्रायव्हर 1 टॅक्नीशियन आनी एकल्यात एसीस्टंट एसोसीएट म्हूण विमानतळाचे सुवातीर कंपनीन कामाक लायल्यात. 1 जानेरसावन हे सगळे कामार रुजु जातले.</text:p>
      <text:p>मंत्री पालयेंकारान शिवोले ड्रग्स पोलीस पॅड्लर नॅक्ससाचो बॉम्ब घालीत सावन कितले म्हयनेच जाले पुलीस दर दिसा करबट धरतात. पॅड्लरांचें जाळें पुलिशेच्या हाताभायर पावलां. वास्को पोलिसांनी 18 आनी 19 वर्साच्या भूरग्यांक 15 हजाराच्या गांजासयत धल्ले. 18 वर्साचो रोहन लालजी सरोज 11वेक शिकता. 19 वर्साचो कास्मिरो सिल्वा स्कूल ड्रॉपआवट. सध्या एनडीपीएस कायद्याखाला दोगूय भितर.</text:p>
      <text:p>घेवया एक ब्रेक</text:p>
      <text:p>सिंधुदुर्गाचें पेशंटाकडल्यान जीएमसीत खंयचीच वेगळी फी घेवचे ना म्हूण मुख्यमंत्री पर्रीकारान स्पश्ट उतर दिलां म्हूण सिंधुदुर्गाचें थळावे बीजेपीचे फुडारी थंयच्या लोकांक सांगतात. सिंधुदुर्गाचें थळावे बीजेपी फुडारी जीएमसीचे फीचे कोफुसांवांचेर शुक्रारा मुख्यमंत्री पर्रीकाराक पणजे मेळून गेले. मेळून गेले उपरांत तांणी सिंधुदुर्गांत वचून पत्रकार परीशदेत ही गजाल जाहीर केली.</text:p>
      <text:p>सरकार ग्रामीण मित्र संकल्पना चालीक लावपाचो विचार करता. तशी पावलांय उखल्ल्यात म्हूण रेव्हेन्यु मंत्री रोहन खवंटे उलयला. हे संकल्पनेखाला गावच्या लोकांक गावातूच रेजिडन्स सर्टिफिकेट कास्ट सर्टिफिकेट आनी बाकीचे दोकुमेन्त दिवपाची वेवस्था करतले. काणकोणा हुवारांत जाल्ले लुकसाणीचो नियाळ घेवंक गेल्लेकडेन रोहन ही गजाल उलयलो.</text:p>
      <text:p>बायलांचे सेफ्टींत गोंय नंबर वन म्हूण बीजेपींत भितल्लेभितर एका मेकाची तोखणाय. केंद्रीय बायलां आनी भूरगी कल्याण खात्यान गोंय बायलांखातीर नंबर वन सुरक्षित राज्य म्हूण जाहीर केलें म्हूण बीजेपीचे महिला मोर्चान सरकाराचें अभिनंदन केलें. इतले मजगती मुख्यमंत्री पर्रीकारान केंद्रीय बायलां आनी भूरगीं कल्याण मंत्री मनेका गांधीक उपकारी म्हूण पत्र धाडलां.</text:p>
      <text:p>घेवया एक ब्रेक</text:p>
      <text:p>गोंयच्या न्हंयांचे ड्रेजिंग कोळश्याखातीर न्ही. पुर्तगेज तेंपारय न्हंय येरादारी चलतालीसिल्टिंग जाल्ल्यान न्हंयाचे ड्रॅजिंग केल्यार ताचो गोंयाक फायदोच म्हूण वास्कोचो आमदार कार्लुस उलयला. कोळश्यान धुल्लाचें प्रदुशण वाडचें न्ही म्हूण एमपीटीन वास्कोंत रस्त्यांचेर स्विपींग मशीन सुरु केलां. उक्तावणाक एमपीटीचो चॅरमॅन आनी आमदार कार्लुस आल्मेदा आशिल्लो.</text:p>
      <text:p>फातोड्ड्या डिसेंबरातल्या फेस्ताचें फेरयेचो जागो आता बदलतलो. फेरयेची सुवात आतां एसजीपीडीए ग्रावंडावेल्यान हालयल्या. आतां ती ओशिया कॉम्प्लॅक्साचें मुखाल्ले सुवातेंत भरतली. ही रिती सुवात खंय पालिकेची. एसजीपीडीएक खंय पालिकेक पैशे भरचे पडटाले. नव्या सुवातेच्या लॅण्ड फिलींगाच्या कामाचें विजयान इन्सपेक्शन केलें.</text:p>
      <text:p>घेवया एक ब्रेक</text:p>
      <text:p>जानेवारी सावन भांगराच्या वस्तूंचेर हॉलमार्क आनी कॅरट नमूद करपाची सक्ती करपाचो केंद्र सरकाराचो प्लान आसा. अन्न आनी गिरायक मंत्री राम विलास पासवान उलयला. तशेंच आतां भांगराच्यो वस्तू फक्त 14 18 आनी 22 कॅरट ग्रेडींनी करपाचो सरकाराचो विचार चल्ला.</text:p>
      <text:p>रेल्वे कामगारांचे प्रस्न सातवें वेतन बोनस व्हिक्ली ऑफ आनी असल्यो मागण्यो वेंचून आयल्यार जाग्यार घालपाचें उतर रेल कामगार सेनेन दिलां येता त्या कोंकण रेल्वे युनियनाच्या वेंचणूकेक रेल कामगार सेना नेटान प्रचाराक लागल्या तांणी सावंतवाडी ते कारवार प्रचार चालू केला शुक्रारा ते मडंगांवां कामगारांक मेळ्ळे.</text:p>
      <text:p>गोंयात रामसेनेचेर बंदी घाल्या तशी पोप्यूलर फ्रंट पीएफआयच्यो मिटिंगो आनी वावराचेर बंदी घालची म्हूण राष्ट्रप्रेमी नागरीक मागतात. हिंदुत्ववाद्यांनी आवाज काडिल्ल्यान 29 तारखेची मडगांवाची तांची सभा रद्द करुंक लायली म्हूण ताणी डीजीपीचे ताका हेडकॉटर्सांत मेळून उपकार मानले. पोप्यूलर फ्रंटाचे देशविरोधी वावराविशीं पुलिसांनी सरकाराक अलर्ट करचें म्हूण हिंदुत्ववाद्यांनी पुलिसांक निवेदन दिलां.</text:p>
      <text:p>घेवया एक ब्रेक</text:p>
      <text:p>स्पेनांत तयार जाल्ल्या उदेंत्या फुटबॉलरांक जगभर डिमांड. तंत्रीक रितीन बऱ्यापैकी तयार जाल्ले हे थोडेच भुरगे स्पेनाक युथ इंटरनॅशनल जातात. असोच एक आदलो अंडर 20 वल्ड कप खेळपी फेरान कॉरोमिनास एफसी गोवाचो फॉवर्ड म्हूण चौथे आयएसएलांत गोंयकारांक पळोंवक मेळटलो. लालीगांत खेळून बरे पैकी अणभवाचेर कॉरोमिनास आतां गोंयात आयला. एफसी गोवाक गोलांची मुखेल जवाबदारी ताणे पत्करल्या. आयचे प्लेयर प्रोफायलांत एफसी गोवाचो कोरो.</text:p>
      <text:p>जिनो कप अंडर 16 क्रिकेट सर्तीची पयली सेमीफायनल तिसवाडी आनी सालसेत तालुका मजगती शुक्रारा कांम्पाल ग्रावंडार सुरु जाली. पयले इनिंगेंत तिसवाडी 139 रनांचेर ऑल आवट जाले. उपरांत बॅटींगेक आयिल्ले सालसेत 57चेर चार ऑवट अशी स्तिथी आसा.</text:p>
      <text:p>मडगांवची पारंपारीक दिंडी रातीं जाली शारांतल्यान विठ्ठल रकुमाईची पालखी काडटात आनी मडगांवच्या हरी मंदीरांत दिंडीचो समारोप जाता. विठ्ठलाचे दर्शनाक दिंडी पळोवंक लोकांची मोठी गर्दी पडटा मडगांवची दिंडी.</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